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3bbdc" officeooo:paragraph-rsid="0013bbd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fo:font-weight="normal" officeooo:rsid="0013bbdc" officeooo:paragraph-rsid="0013bbdc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bold" officeooo:rsid="0013bbdc" officeooo:paragraph-rsid="0013bbdc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officeooo:rsid="0013bbdc" officeooo:paragraph-rsid="0013bbdc" style:font-size-asian="11.3500003814697pt" style:font-weight-asian="normal" style:font-size-complex="13pt" style:font-weight-complex="normal"/>
    </style:style>
    <style:style style:name="T1" style:family="text">
      <style:text-properties officeooo:rsid="00158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Exercícios 1 - Classes, Objetos e Encapsulamento</text:p>
      <text:p text:style-name="P2">Nome: Marcos Vinicius dos Santos Sombra</text:p>
      <text:p text:style-name="P2"/>
      <text:p text:style-name="P2">Parte 1 – Interpretação de Código</text:p>
      <text:p text:style-name="P2"/>
      <text:p text:style-name="P3">1. Que objetos do mundo real as classes dos códigos 1 e 2 representam, quais são seus atributos e o que fazem seus métodos?</text:p>
      <text:p text:style-name="P2">- Uma partida de futebol e um time, respectivamente. O time possui um nome e um ano de fundação como atributos. A partida possui dois times (um local e um visitante) e os gols dois dois times como atributos. Ambas as classes possuem apenas os métodos Getters e Setters.</text:p>
      <text:p text:style-name="P2"/>
      <text:p text:style-name="P3">2. Qual a saída esperada do código 3?</text:p>
      <text:p text:style-name="P2">- A saída é: “O Flamengo é o campeão!”.</text:p>
      <text:p text:style-name="P2"/>
      <text:p text:style-name="P3">3. Crie um método para retornar todos os cartões amarelos que um time recebeu nas partidas da final? Em que classe esse método deve ficar? Por quê?</text:p>
      <text:p text:style-name="P2">- Esse método deve estar na classe <text:span text:style-name="T1">Time. Pois assim seria possível contabilizar os cartões amarelos do time em todas as partidas. Seria necessário a criação de um atributo para guardar o numero de cartões amarel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9:25:42.914357151</meta:creation-date>
    <dc:date>2017-04-10T13:15:37.997017072</dc:date>
    <meta:editing-duration>PT2M2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173" meta:character-count="958" meta:non-whitespace-character-count="793"/>
  </office:meta>
</office:document-meta>
</file>